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yuDouble.toString( double value , char [ ] result , int off )</text:p>
          </table:table-cell>
          <table:table-cell office:value-type="float" office:value="95">
            <text:p text:style-name="Table_20_Contents">95</text:p>
          </table:table-cell>
          <table:table-cell office:value-type="float" office:value="460">
            <text:p text:style-name="Table_20_Contents">460</text:p>
          </table:table-cell>
          <table:table-cell office:value-type="float" office:value="444">
            <text:p text:style-name="Table_20_Contents">44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RyuDouble.toString( doubl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